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c637" officeooo:paragraph-rsid="0018c637"/>
    </style:style>
    <style:style style:name="P2" style:family="paragraph" style:parent-style-name="Standard">
      <style:text-properties officeooo:rsid="0018ee1d" officeooo:paragraph-rsid="0018ee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formation est pluridisciplinaire, micro-technique, productique mécanique (machine à commande numérique), rectification cylindrique de précision.</text:p>
      <text:p text:style-name="P1">Je suis motivé par des projets qui me permettent d’enrichir mes connaissances.</text:p>
      <text:p text:style-name="P1">Je suis attiré par le travail d’équipe.</text:p>
      <text:p text:style-name="P2">Mon aptitude manuelle découle de la <text:s/>rigueur et de la précision du gest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7:37:49.411446276</meta:creation-date>
    <dc:date>2017-03-22T17:57:53.747271088</dc:date>
    <meta:editing-duration>PT9M24S</meta:editing-duration>
    <meta:editing-cycles>1</meta:editing-cycles>
    <meta:document-statistic meta:table-count="0" meta:image-count="0" meta:object-count="0" meta:page-count="1" meta:paragraph-count="4" meta:word-count="47" meta:character-count="338" meta:non-whitespace-character-count="293"/>
    <meta:generator>LibreOffice/5.1.4.2$Linux_x86 LibreOffice_project/10m0$Build-2</meta:generator>
  </office:meta>
</office:document-meta>
</file>